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près le naufrage de l'Esmeralda, Robinson échoue seul sur une île déserte au milieu de l'océan. Rejoint bientôt par le chien Tenn, Robinson est seul sur son île dont il est le premier habitant. Il se met au travail : construire une maison, trouver de la nourriture et tenir un journal. Un jour, Robinson surprend d'autres hommes sur la plage. L'un deux est menacé par le groupe et Robinson parvient à le sauver d'une mort certaine. Robinson recueille le fugitif et le baptise Vendredi, marquant ainsi le jour où il est arrivé sur l'île. Bien d'autres jours suivront jusqu'à l'arrivée d'un navir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6:40:45.121000000</dc:date>
    <meta:editing-duration>PT11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102" meta:character-count="597" meta:non-whitespace-character-count="495"/>
  </office:meta>
</office:document-meta>
</file>